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5.96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059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ext-properties style:font-name="Times New Romance" fo:font-size="10pt" style:font-size-asian="10pt" style:font-size-complex="10pt"/>
    </style:style>
    <style:style style:name="ce19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4" table:number-rows-spanned="1">
            <text:p>V.V. Titanium Pigments Pvt Ltd</text:p>
          </table:table-cell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4" table:number-rows-spanned="1">
            <text:p>TUTICORIN</text:p>
          </table:table-cell>
          <table:covered-table-cell table:number-columns-repeated="13" table:style-name="ce10"/>
          <table:table-cell table:number-columns-repeated="1009"/>
        </table:table-row>
        <table:table-row table:style-name="ro3">
          <table:table-cell table:style-name="ce3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4" table:number-rows-spanned="1">
            <text:p>STOCK ON HAND REPORT</text:p>
          </table:table-cell>
          <table:covered-table-cell table:number-columns-repeated="13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3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3" table:number-rows-spanned="1">
            <text:p><text:a xlink:href="python://get_category()" xlink:type="simple">category</text:a></text:p>
          </table:table-cell>
          <table:covered-table-cell table:style-name="Default"/>
          <table:covered-table-cell table:style-name="ce16"/>
          <table:table-cell table:style-name="ce11" office:value-type="string">
            <text:p>Material Code:</text:p>
          </table:table-cell>
          <table:table-cell table:style-name="ce18" office:value-type="string">
            <text:p><text:a xlink:href="python://get_product()" xlink:type="simple">material</text:a></text:p>
          </table:table-cell>
          <table:table-cell table:style-name="ce18"/>
          <table:table-cell table:style-name="ce10" table:number-columns-repeated="5"/>
          <table:table-cell table:style-name="ce21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3" table:number-rows-spanned="1">
            <text:p><text:a xlink:href="python://get_mrp()" xlink:type="simple">mrp</text:a></text:p>
          </table:table-cell>
          <table:covered-table-cell table:style-name="Default"/>
          <table:covered-table-cell table:style-name="ce16"/>
          <table:table-cell table:style-name="ce11" office:value-type="string">
            <text:p>As on Date: </text:p>
          </table:table-cell>
          <table:table-cell table:style-name="ce18" office:value-type="string">
            <text:p><text:a xlink:href="python://get_date()" xlink:type="simple">date</text:a></text:p>
          </table:table-cell>
          <table:table-cell table:style-name="ce18"/>
          <table:table-cell table:style-name="ce10" table:number-columns-repeated="5"/>
          <table:table-cell table:style-name="ce21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10"/>
          <table:table-cell table:number-columns-repeated="1009"/>
        </table:table-row>
        <table:table-row table:style-name="ro3">
          <table:table-cell table:style-name="ce5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9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Production Line / Raw Material</text:p>
          </table:table-cell>
          <table:table-cell table:style-name="ce6" office:value-type="string">
            <text:p>Store / FSH</text:p>
          </table:table-cell>
          <table:table-cell table:style-name="ce22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3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4" table:number-rows-spanned="1">
            <text:p><text:a xlink:href="python://for%20each=%22line%20in%20get_prod()%22" xlink:type="simple">for</text:a></text:p>
          </table:table-cell>
          <table:covered-table-cell table:number-columns-repeated="6" table:style-name="ce13"/>
          <table:covered-table-cell table:style-name="ce20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20" office:value-type="string">
            <text:p><text:a xlink:href="python://get_pl_other(line)" xlink:type="simple">pl/other</text:a></text:p>
          </table:covered-table-cell>
          <table:covered-table-cell table:style-name="ce20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description" xlink:type="simple">description</text:a></text:p>
          </table:table-cell>
          <table:table-cell table:style-name="ce15" office:value-type="string">
            <text:p><text:a xlink:href="python://line.unit_price" xlink:type="simple">unit_price</text:a></text:p>
          </table:table-cell>
          <table:table-cell table:style-name="ce8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bin_loc" xlink:type="simple">location</text:a></text:p>
          </table:table-cell>
          <table:table-cell table:style-name="ce17" office:value-type="string">
            <text:p><text:a xlink:href="python://line.onhand_qty" xlink:type="simple">onhand</text:a></text:p>
          </table:table-cell>
          <table:table-cell table:style-name="ce17" office:value-type="string">
            <text:p><text:a xlink:href="python://line.onhand_qty_st_rm" xlink:type="simple">Store/RM</text:a></text:p>
          </table:table-cell>
          <table:table-cell table:style-name="ce17" office:value-type="string">
            <text:p><text:a xlink:href="python://line.onhand_qty_st_spare" xlink:type="simple">Store/Spare</text:a></text:p>
          </table:table-cell>
          <table:table-cell table:style-name="ce17" office:value-type="string">
            <text:p><text:a xlink:href="python://line.onhand_qty_qa_ins" xlink:type="simple">QA Ins</text:a></text:p>
          </table:table-cell>
          <table:table-cell table:style-name="ce17" office:value-type="string">
            <text:p><text:a xlink:href="python://line.onhand_qty_blocklist" xlink:type="simple">bl</text:a></text:p>
          </table:table-cell>
          <table:table-cell table:style-name="ce17" office:value-type="string">
            <text:p><text:a xlink:href="python://line.onhand_qty_pl_other" xlink:type="simple">pl/other</text:a></text:p>
          </table:table-cell>
          <table:table-cell table:style-name="ce17" office:value-type="string">
            <text:p><text:a xlink:href="python://line.onhand_qty_pl_rm" xlink:type="simple">pl/rm</text:a></text:p>
          </table:table-cell>
          <table:table-cell table:style-name="ce17" office:value-type="string">
            <text:p><text:a xlink:href="python://line.onhand_qty_st_fsh" xlink:type="simple">Store/FSH</text:a></text:p>
          </table:table-cell>
          <table:table-cell table:style-name="ce17" office:value-type="string">
            <text:p><text:a xlink:href="python://line.onhand_qty_st_tio2" xlink:type="simple">Store/Tio2</text:a></text:p>
          </table:table-cell>
          <table:table-cell table:style-name="ce17" office:value-type="string">
            <text:p><text:a xlink:href="python://line.min_stock" xlink:type="simple">min</text:a></text:p>
          </table:table-cell>
          <table:table-cell table:style-name="ce17" office:value-type="string">
            <text:p><text:a xlink:href="python://line.max_stock" xlink:type="simple">max</text:a></text:p>
          </table:table-cell>
          <table:table-cell table:style-name="ce17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13"/>
          <table:table-cell table:number-columns-repeated="1009"/>
        </table:table-row>
        <table:table-row table:style-name="ro4" table:number-rows-repeated="8">
          <table:table-cell table:number-columns-repeated="1023"/>
        </table:table-row>
        <table:table-row table:style-name="ro4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6-04-13T10:04:19</dc:date>
    <dc:creator>Dev127 </dc:creator>
    <meta:editing-duration>PT1H56M33S</meta:editing-duration>
    <meta:editing-cycles>103</meta:editing-cycles>
    <meta:document-statistic meta:table-count="3" meta:cell-count="50" meta:object-count="0"/>
  </office:meta>
</office:document-meta>
</file>